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4cm"/>
    </style:style>
    <style:style style:name="gr2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6.227cm" fo:min-width="2.294cm"/>
    </style:style>
    <style:style style:name="gr5" style:family="graphic" style:parent-style-name="standard">
      <style:graphic-properties draw:textarea-horizontal-align="justify" draw:textarea-vertical-align="middle" draw:auto-grow-height="false" fo:min-height="12.323cm" fo:min-width="9.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3.477cm" fo:min-width="13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10" style:family="graphic" style:parent-style-name="standard">
      <style:graphic-properties draw:textarea-horizontal-align="justify" draw:textarea-vertical-align="middle" draw:auto-grow-height="false" fo:min-height="2.671cm" fo:min-width="2.421cm"/>
    </style:style>
    <style:style style:name="gr11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6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7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0.888cm" fo:min-width="2.066cm"/>
    </style:style>
    <style:style style:name="gr22" style:family="graphic" style:parent-style-name="standard">
      <style:graphic-properties draw:stroke="none" svg:stroke-color="#000000" draw:fill="none" draw:fill-color="#ffffff" fo:min-height="1.026cm"/>
    </style:style>
    <style:style style:name="gr23" style:family="graphic" style:parent-style-name="standard">
      <style:graphic-properties draw:textarea-horizontal-align="justify" draw:textarea-vertical-align="middle" draw:auto-grow-height="false" fo:min-height="2.804cm" fo:min-width="1.836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068cm" fo:min-width="0.0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</style:style>
    <style:style style:name="gr2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4cm"/>
    </style:style>
    <style:style style:name="gr31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1cm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0.888cm" fo:min-width="2.282cm"/>
    </style:style>
    <style:style style:name="gr34" style:family="graphic" style:parent-style-name="standard">
      <style:graphic-properties draw:textarea-horizontal-align="justify" draw:textarea-vertical-align="middle" draw:auto-grow-height="false" fo:min-height="1.109cm" fo:min-width="0.91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8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72cm"/>
    </style:style>
    <style:style style:name="gr37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2.804cm" fo:min-width="2.474cm" fo:padding-top="0.176cm" fo:padding-bottom="0.176cm" fo:padding-left="0.301cm" fo:padding-right="0.301cm"/>
    </style:style>
    <style:style style:name="gr38" style:family="graphic" style:parent-style-name="standard">
      <style:graphic-properties draw:stroke="none" svg:stroke-color="#000000" draw:fill="none" draw:fill-color="#ffffff" fo:min-height="1.058cm"/>
    </style:style>
    <style:style style:name="gr39" style:family="graphic" style:parent-style-name="objectwithoutfill">
      <style:graphic-properties draw:stroke="dash" draw:stroke-dash="Fine_20_Dashed"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000000" draw:fill="none" draw:fill-color="#ffffff" fo:min-height="1.965cm"/>
    </style:style>
    <style:style style:name="gr41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4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0.888cm" fo:min-width="3.715cm"/>
    </style:style>
    <style:style style:name="gr45" style:family="graphic" style:parent-style-name="objectwithoutfill">
      <style:graphic-properties svg:stroke-width="0.102cm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textarea-horizontal-align="justify" draw:textarea-vertical-align="middle" draw:auto-grow-height="false" fo:min-height="2.925cm" fo:min-width="5.46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</style:style>
    <style:style style:name="gr48" style:family="graphic" style:parent-style-name="standard">
      <style:graphic-properties draw:fill-color="#000000" draw:textarea-horizontal-align="justify" draw:textarea-vertical-align="middle" draw:auto-grow-height="false" fo:min-height="0.385cm" fo:min-width="0.008cm"/>
    </style:style>
    <style:style style:name="gr49" style:family="graphic" style:parent-style-name="objectwithoutfill">
      <style:graphic-properties svg:stroke-width="0.102cm" draw:marker-start-width="0.535cm" draw:marker-end-width="0.535cm" draw:fill="none" draw:textarea-vertical-align="middle" fo:padding-top="0.176cm" fo:padding-bottom="0.176cm" fo:padding-left="0.301cm" fo:padding-right="0.30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53cm"/>
    </style:style>
    <style:style style:name="gr51" style:family="graphic" style:parent-style-name="standard">
      <style:graphic-properties draw:textarea-horizontal-align="justify" draw:textarea-vertical-align="middle" draw:auto-grow-height="false" fo:min-height="2.266cm" fo:min-width="2.19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40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6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56cm"/>
    </style:style>
    <style:style style:name="gr55" style:family="graphic" style:parent-style-name="standard">
      <style:graphic-properties draw:stroke="none" svg:stroke-color="#000000" draw:fill="none" draw:fill-color="#ffffff" fo:min-height="1.641cm"/>
    </style:style>
    <style:style style:name="gr56" style:family="graphic" style:parent-style-name="standard">
      <style:graphic-properties draw:stroke="none" svg:stroke-color="#000000" draw:fill="none" draw:fill-color="#ffffff" fo:min-height="1.655cm"/>
    </style:style>
    <style:style style:name="gr57" style:family="graphic" style:parent-style-name="objectwithoutfill">
      <style:graphic-properties draw:stroke="dash" draw:stroke-dash="Fine_20_Dashed"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draw:stroke="none" svg:stroke-color="#000000" draw:fill="none" draw:fill-color="#ffffff" fo:min-height="1.073cm"/>
    </style:style>
    <style:style style:name="P1" style:family="paragraph">
      <loext:graphic-properties draw:fill="none"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25pt" style:font-size-asian="25pt" style:font-size-complex="2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  <style:text-properties fo:color="#ff3333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ffffff"/>
      <style:text-properties fo:font-size="38pt" fo:font-weight="bold" style:font-size-asian="38pt" style:font-weight-asian="bold" style:font-size-complex="38pt" style:font-weight-complex="bold"/>
    </style:style>
    <style:style style:name="P21" style:family="paragraph">
      <loext:graphic-properties draw:fill="none" draw:fill-color="#ffffff"/>
      <style:text-properties fo:font-size="26pt" fo:text-shadow="1pt 1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3333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8pt" fo:font-weight="bold" style:font-size-asian="38pt" style:font-weight-asian="bold" style:font-size-complex="38pt" style:font-weight-complex="bold"/>
    </style:style>
    <style:style style:name="T16" style:family="text">
      <style:text-properties fo:font-size="26pt" fo:text-shadow="1pt 1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1.524cm" svg:x="25.755cm" svg:y="22.971cm">
          <draw:text-box>
            <text:p><text:span text:style-name="T1">Instruction [15-11]</text:span></text:p>
          </draw:text-box>
        </draw:frame>
        <draw:frame draw:style-name="gr1" draw:text-style-name="P2" draw:layer="layout" svg:width="8.382cm" svg:height="1.524cm" svg:x="28.455cm" svg:y="17.971cm">
          <draw:text-box>
            <text:p><text:span text:style-name="T2">Instruction [20-16]</text:span></text:p>
          </draw:text-box>
        </draw:frame>
        <draw:frame draw:style-name="gr1" draw:text-style-name="P2" draw:layer="layout" svg:width="8.382cm" svg:height="1.524cm" svg:x="28.155cm" svg:y="15.471cm">
          <draw:text-box>
            <text:p><text:span text:style-name="T2">Instruction [25-21]</text:span></text:p>
          </draw:text-box>
        </draw:frame>
        <draw:frame draw:style-name="gr1" draw:text-style-name="P2" draw:layer="layout" svg:width="3.947cm" svg:height="1.524cm" svg:x="28.555cm" svg:y="11.771cm">
          <draw:text-box>
            <text:p><text:span text:style-name="T2">Inst [5-0]</text:span></text:p>
          </draw:text-box>
        </draw:frame>
        <draw:line draw:style-name="gr2" draw:text-style-name="P3" draw:layer="layout" svg:x1="33.772cm" svg:y1="7.096cm" svg:x2="36.566cm" svg:y2="4.175cm">
          <text:p/>
        </draw:line>
        <draw:polygon draw:style-name="gr3" draw:text-style-name="P4" draw:layer="layout" svg:width="7.947cm" svg:height="7.427cm" draw:transform="skewX (0.359712358836031) rotate (-0.605629250442033) translate (58.6195626605228cm 16.9229162159407cm)" svg:viewBox="0 0 7948 7428" draw:points="111,537 4601,0 7948,3132 7252,7428 4463,4818 4179,3830 3012,3461 0,642">
          <text:p/>
        </draw:polygon>
        <draw:custom-shape draw:style-name="gr4" draw:text-style-name="P6" xml:id="id1" draw:id="id1" draw:layer="layout" svg:width="2.794cm" svg:height="6.477cm" svg:x="6.726cm" svg:y="18.403cm">
          <text:p text:style-name="P5"><text:span text:style-name="T3">PC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6cm" svg:height="12.573cm" svg:x="12.603cm" svg:y="15.663cm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pan text:style-name="T4">Instruction Memory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81cm" svg:height="1.987cm" svg:x="12.857cm" svg:y="20.997cm">
          <draw:text-box>
            <text:p><text:span text:style-name="T1">Address</text:span></text:p>
          </draw:text-box>
        </draw:frame>
        <draw:frame draw:style-name="gr6" draw:text-style-name="P1" draw:layer="layout" svg:width="4.179cm" svg:height="1.987cm" svg:x="18.857cm" svg:y="20.998cm">
          <draw:text-box>
            <text:p><text:span text:style-name="T1">Instruction</text:span></text:p>
          </draw:text-box>
        </draw:frame>
        <draw:custom-shape draw:style-name="gr7" draw:text-style-name="P5" draw:layer="layout" svg:width="13.98cm" svg:height="13.727cm" svg:x="35.803cm" svg:y="14.509cm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pan text:style-name="T4">Register File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4.179cm" svg:height="2.071cm" svg:x="36.162cm" svg:y="26.513cm">
          <draw:text-box>
            <text:p><text:span text:style-name="T1">Data</text:span></text:p>
          </draw:text-box>
        </draw:frame>
        <draw:frame draw:style-name="gr6" draw:text-style-name="P1" draw:layer="layout" svg:width="6.131cm" svg:height="1.987cm" svg:x="36.159cm" svg:y="16.4cm">
          <draw:text-box>
            <text:p><text:span text:style-name="T1">Read Register 1</text:span></text:p>
          </draw:text-box>
        </draw:frame>
        <draw:frame draw:style-name="gr6" draw:text-style-name="P1" draw:layer="layout" svg:width="6.131cm" svg:height="1.987cm" svg:x="36.16cm" svg:y="19.001cm">
          <draw:text-box>
            <text:p><text:span text:style-name="T1">Read Register 2</text:span></text:p>
          </draw:text-box>
        </draw:frame>
        <draw:frame draw:style-name="gr6" draw:text-style-name="P1" draw:layer="layout" svg:width="6.131cm" svg:height="1.987cm" svg:x="36.161cm" svg:y="22.602cm">
          <draw:text-box>
            <text:p><text:span text:style-name="T1">Write Register</text:span></text:p>
          </draw:text-box>
        </draw:frame>
        <draw:frame draw:style-name="gr6" draw:text-style-name="P1" draw:layer="layout" svg:width="6.131cm" svg:height="1.987cm" svg:x="44.46cm" svg:y="14.801cm">
          <draw:text-box>
            <text:p><text:span text:style-name="T1">Write</text:span></text:p>
          </draw:text-box>
        </draw:frame>
        <draw:frame draw:style-name="gr6" draw:text-style-name="P1" draw:layer="layout" svg:width="6.131cm" svg:height="1.987cm" svg:x="44.86cm" svg:y="18.701cm">
          <draw:text-box>
            <text:p><text:span text:style-name="T1">Read Data 1</text:span></text:p>
          </draw:text-box>
        </draw:frame>
        <draw:frame draw:style-name="gr6" draw:text-style-name="P1" draw:layer="layout" svg:width="6.131cm" svg:height="1.987cm" svg:x="44.861cm" svg:y="22.902cm">
          <draw:text-box>
            <text:p><text:span text:style-name="T1">Read Data 2</text:span></text:p>
          </draw:text-box>
        </draw:frame>
        <draw:custom-shape draw:style-name="gr5" draw:text-style-name="P5" draw:layer="layout" svg:width="10.16cm" svg:height="12.573cm" svg:x="66.286cm" svg:y="15.557cm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pan text:style-name="T4"/></text:p>
          <text:p text:style-name="P5"><text:span text:style-name="T4"><text:s text:c="17"/></text:span><text:span text:style-name="T4">Data Memory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81cm" svg:height="1.987cm" svg:x="66.54cm" svg:y="20.891cm">
          <draw:text-box>
            <text:p><text:span text:style-name="T1">Address</text:span></text:p>
          </draw:text-box>
        </draw:frame>
        <draw:frame draw:style-name="gr6" draw:text-style-name="P1" draw:layer="layout" svg:width="3.556cm" svg:height="1.987cm" svg:x="72.763cm" svg:y="20.892cm">
          <draw:text-box>
            <text:p><text:span text:style-name="T1">Data out</text:span></text:p>
          </draw:text-box>
        </draw:frame>
        <draw:frame draw:style-name="gr6" draw:text-style-name="P1" draw:layer="layout" svg:width="2.156cm" svg:height="1.987cm" svg:x="68.74cm" svg:y="15.792cm">
          <draw:text-box>
            <text:p><text:span text:style-name="T1">RD</text:span></text:p>
          </draw:text-box>
        </draw:frame>
        <draw:frame draw:style-name="gr6" draw:text-style-name="P1" draw:layer="layout" svg:width="2.156cm" svg:height="1.987cm" svg:x="72.44cm" svg:y="15.793cm">
          <draw:text-box>
            <text:p><text:span text:style-name="T1">WR</text:span></text:p>
          </draw:text-box>
        </draw:frame>
        <draw:frame draw:style-name="gr6" draw:text-style-name="P1" draw:layer="layout" svg:width="3.301cm" svg:height="1.987cm" svg:x="66.541cm" svg:y="25.593cm">
          <draw:text-box>
            <text:p><text:span text:style-name="T1">Data in</text:span></text:p>
          </draw:text-box>
        </draw:frame>
        <draw:frame draw:style-name="gr9" draw:text-style-name="P7" draw:layer="layout" svg:width="2.238cm" svg:height="1.195cm" svg:x="58.044cm" svg:y="22.213cm">
          <draw:text-box>
            <text:p><text:span text:style-name="T5">ALU</text:span></text:p>
          </draw:text-box>
        </draw:frame>
        <draw:custom-shape draw:style-name="gr10" draw:text-style-name="P8" draw:layer="layout" svg:width="2.921cm" svg:height="2.921cm" svg:x="12.634cm" svg:y="5.645cm">
          <text:p text:style-name="P5"><text:span text:style-name="T6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921cm" svg:height="2.921cm" svg:x="49.334cm" svg:y="5.045cm">
          <text:p text:style-name="P5"><text:span text:style-name="T6">+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9.52cm" svg:y1="21.641cm" svg:x2="12.603cm" svg:y2="21.649cm" draw:start-shape="id1" draw:start-glue-point="1" svg:d="M9520 21641h1792v8h1291" svg:viewBox="0 0 3084 9">
          <text:p/>
        </draw:connector>
        <draw:line draw:style-name="gr11" draw:text-style-name="P3" draw:layer="layout" svg:x1="49.751cm" svg:y1="19.335cm" svg:x2="58.029cm" svg:y2="19.415cm">
          <text:p/>
        </draw:line>
        <draw:line draw:style-name="gr11" draw:text-style-name="P3" draw:layer="layout" svg:x1="49.776cm" svg:y1="23.526cm" svg:x2="54.219cm" svg:y2="23.606cm">
          <text:p/>
        </draw:line>
        <draw:line draw:style-name="gr11" draw:text-style-name="P3" draw:layer="layout" svg:x1="62.363cm" svg:y1="21.494cm" svg:x2="66.3cm" svg:y2="21.494cm">
          <text:p/>
        </draw:line>
        <draw:line draw:style-name="gr12" draw:text-style-name="P3" draw:layer="layout" svg:x1="22.763cm" svg:y1="21.621cm" svg:x2="25.938cm" svg:y2="21.574cm">
          <text:p/>
        </draw:line>
        <draw:custom-shape draw:style-name="gr13" draw:text-style-name="P9" draw:layer="layout" svg:width="0.508cm" svg:height="0.635cm" svg:x="10.317cm" svg:y="21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xml:id="id32" draw:id="id32" draw:layer="layout" svg:x1="10.571cm" svg:y1="21.494cm" svg:x2="10.571cm" svg:y2="7.953cm">
          <text:p/>
        </draw:line>
        <draw:line draw:style-name="gr11" draw:text-style-name="P3" draw:layer="layout" svg:x1="10.571cm" svg:y1="7.953cm" svg:x2="12.678cm" svg:y2="7.953cm">
          <text:p/>
        </draw:line>
        <draw:line draw:style-name="gr11" draw:text-style-name="P3" draw:layer="layout" svg:x1="9.503cm" svg:y1="6.556cm" svg:x2="12.653cm" svg:y2="6.553cm">
          <text:p/>
        </draw:line>
        <draw:frame draw:style-name="gr14" draw:text-style-name="P10" draw:layer="layout" svg:width="1.052cm" svg:height="1.352cm" svg:x="8.371cm" svg:y="5.875cm">
          <draw:text-box>
            <text:p><text:span text:style-name="T7">4</text:span></text:p>
          </draw:text-box>
        </draw:frame>
        <draw:connector draw:style-name="gr11" draw:text-style-name="P3" xml:id="id16" draw:id="id16" draw:layer="layout" draw:line-skew="-1.496cm" svg:x1="65.465cm" svg:y1="1.483cm" svg:x2="6.726cm" svg:y2="21.641cm" draw:end-shape="id1" draw:end-glue-point="3" svg:d="M65465 1483h-60736v20158h1997" svg:viewBox="0 0 60737 20159">
          <text:p/>
        </draw:connector>
        <draw:frame draw:style-name="gr15" draw:text-style-name="P11" xml:id="id5" draw:id="id5" draw:layer="layout" svg:width="0.68cm" svg:height="0.962cm" svg:x="49.338cm" svg:y="5.135cm">
          <draw:text-box>
            <text:p><text:s/></text:p>
          </draw:text-box>
        </draw:frame>
        <draw:custom-shape draw:style-name="gr16" draw:text-style-name="P12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508cm" svg:height="0.635cm" svg:x="25.484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25.784cm" svg:y1="24.349cm" svg:x2="32.415cm" svg:y2="24.368cm">
          <text:p/>
        </draw:line>
        <draw:custom-shape draw:style-name="gr13" draw:text-style-name="P9" draw:layer="layout" svg:width="0.508cm" svg:height="0.635cm" svg:x="25.535cm" svg:y="19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508cm" svg:height="0.635cm" svg:x="63.76cm" svg:y="21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30.724cm" svg:y1="22.285cm" svg:x2="32.375cm" svg:y2="22.285cm">
          <text:p/>
        </draw:line>
        <draw:custom-shape draw:style-name="gr13" draw:text-style-name="P9" draw:layer="layout" svg:width="0.508cm" svg:height="0.635cm" svg:x="50.386cm" svg:y="23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50.64cm" svg:y1="23.653cm" svg:x2="50.536cm" svg:y2="29.575cm">
          <text:p/>
        </draw:line>
        <draw:line draw:style-name="gr18" draw:text-style-name="P3" draw:layer="layout" svg:x1="52.441cm" svg:y1="25.638cm" svg:x2="54.319cm" svg:y2="25.638cm">
          <text:p text:style-name="P5"><text:s/></text:p>
        </draw:line>
        <draw:line draw:style-name="gr11" draw:text-style-name="P3" draw:layer="layout" svg:x1="76.444cm" svg:y1="21.447cm" svg:x2="79.638cm" svg:y2="21.494cm">
          <text:p/>
        </draw:line>
        <draw:frame draw:style-name="gr19" draw:text-style-name="P13" draw:layer="layout" svg:width="2.005cm" svg:height="1.195cm" svg:x="60.244cm" svg:y="20.914cm">
          <draw:text-box>
            <text:p><text:span text:style-name="T8">Res</text:span></text:p>
          </draw:text-box>
        </draw:frame>
        <draw:frame draw:style-name="gr20" draw:text-style-name="P13" draw:layer="layout" svg:width="2.242cm" svg:height="1.195cm" svg:x="59.645cm" svg:y="18.815cm">
          <draw:text-box>
            <text:p><text:span text:style-name="T8">Zero</text:span></text:p>
          </draw:text-box>
        </draw:frame>
        <draw:custom-shape draw:style-name="gr21" draw:text-style-name="P5" draw:layer="layout" svg:width="4.578cm" svg:height="2.032cm" draw:transform="rotate (1.56538580611371) translate (54.194cm 26.79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draw:layer="layout" svg:width="1.524cm" svg:height="1.276cm" svg:x="54.219cm" svg:y="22.992cm">
          <draw:text-box>
            <text:p><text:span text:style-name="T9">0</text:span></text:p>
          </draw:text-box>
        </draw:frame>
        <draw:frame draw:style-name="gr22" draw:text-style-name="P14" draw:layer="layout" svg:width="1.524cm" svg:height="1.276cm" svg:x="54.219cm" svg:y="24.992cm">
          <draw:text-box>
            <text:p><text:span text:style-name="T9">1</text:span></text:p>
          </draw:text-box>
        </draw:frame>
        <draw:line draw:style-name="gr11" draw:text-style-name="P3" draw:layer="layout" svg:x1="56.251cm" svg:y1="24.495cm" svg:x2="58.029cm" svg:y2="24.495cm">
          <text:p/>
        </draw:line>
        <draw:custom-shape draw:style-name="gr23" draw:text-style-name="P6" draw:layer="layout" svg:width="3.302cm" svg:height="4.318cm" svg:x="40.889cm" svg:y="31.28cm">
          <text:p text:style-name="P5"><text:span text:style-name="T3">Sign-</text:span></text:p>
          <text:p text:style-name="P5"><text:span text:style-name="T3">ex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027cm" svg:height="0.955cm" svg:x="42.332cm" svg:y="27.2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9" draw:layer="layout" svg:width="1.027cm" svg:height="0.955cm" svg:x="70.958cm" svg:y="27.1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9" draw:layer="layout" svg:width="1.027cm" svg:height="0.955cm" svg:x="7.65cm" svg:y="23.9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25.738cm" svg:y1="33.496cm" svg:x2="25.738cm" svg:y2="10.945cm">
          <text:p/>
        </draw:line>
        <draw:line draw:style-name="gr11" draw:text-style-name="P3" draw:layer="layout" svg:x1="25.827cm" svg:y1="17.002cm" svg:x2="35.809cm" svg:y2="17.002cm">
          <text:p/>
        </draw:line>
        <draw:line draw:style-name="gr11" draw:text-style-name="P3" draw:layer="layout" svg:x1="26.013cm" svg:y1="19.535cm" svg:x2="35.767cm" svg:y2="19.535cm">
          <text:p/>
        </draw:line>
        <draw:custom-shape draw:style-name="gr21" draw:text-style-name="P5" draw:layer="layout" svg:width="4.578cm" svg:height="2.032cm" draw:transform="rotate (1.56538580611371) translate (32.375cm 25.51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draw:layer="layout" svg:width="1.524cm" svg:height="1.276cm" svg:x="32.4cm" svg:y="21.714cm">
          <draw:text-box>
            <text:p><text:span text:style-name="T9">0</text:span></text:p>
          </draw:text-box>
        </draw:frame>
        <draw:frame draw:style-name="gr22" draw:text-style-name="P14" draw:layer="layout" svg:width="1.524cm" svg:height="1.276cm" svg:x="32.4cm" svg:y="23.714cm">
          <draw:text-box>
            <text:p><text:span text:style-name="T9">1</text:span></text:p>
          </draw:text-box>
        </draw:frame>
        <draw:custom-shape draw:style-name="gr13" draw:text-style-name="P9" draw:layer="layout" svg:width="0.508cm" svg:height="0.635cm" svg:x="30.485cm" svg:y="19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30.739cm" svg:y1="19.644cm" svg:x2="30.724cm" svg:y2="22.336cm">
          <text:p/>
        </draw:line>
        <draw:line draw:style-name="gr17" draw:text-style-name="P3" draw:layer="layout" svg:x1="34.382cm" svg:y1="23.174cm" svg:x2="35.906cm" svg:y2="23.174cm">
          <text:p/>
        </draw:line>
        <draw:custom-shape draw:style-name="gr13" draw:text-style-name="P9" draw:layer="layout" svg:width="0.508cm" svg:height="0.635cm" svg:x="25.485cm" svg:y="2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25.738cm" svg:y1="33.496cm" svg:x2="40.884cm" svg:y2="33.496cm">
          <text:p/>
        </draw:line>
        <draw:frame draw:style-name="gr1" draw:text-style-name="P2" draw:layer="layout" svg:width="8.382cm" svg:height="1.524cm" svg:x="26.208cm" svg:y="32.199cm">
          <draw:text-box>
            <text:p><text:span text:style-name="T2">Instruction [15-0]</text:span></text:p>
          </draw:text-box>
        </draw:frame>
        <draw:frame draw:style-name="gr25" draw:text-style-name="P15" draw:layer="layout" svg:width="4.011cm" svg:height="1.195cm" svg:x="43.932cm" svg:y="12.003cm">
          <draw:text-box>
            <text:p><text:span text:style-name="T10">RegWrite</text:span></text:p>
          </draw:text-box>
        </draw:frame>
        <draw:line draw:style-name="gr12" draw:text-style-name="P3" draw:layer="layout" svg:x1="55.31cm" svg:y1="26.962cm" svg:x2="55.31cm" svg:y2="26.2cm">
          <text:p/>
        </draw:line>
        <draw:frame draw:style-name="gr26" draw:text-style-name="P15" draw:layer="layout" svg:width="3.415cm" svg:height="1.195cm" svg:x="53.533cm" svg:y="27.004cm">
          <draw:text-box>
            <text:p><text:span text:style-name="T10">ALUSrc</text:span></text:p>
          </draw:text-box>
        </draw:frame>
        <draw:line draw:style-name="gr12" draw:text-style-name="P3" draw:layer="layout" svg:x1="60.31cm" svg:y1="25.181cm" svg:x2="60.31cm" svg:y2="24.419cm">
          <text:p/>
        </draw:line>
        <draw:frame draw:style-name="gr27" draw:text-style-name="P15" draw:layer="layout" svg:width="3.275cm" svg:height="1.195cm" svg:x="58.934cm" svg:y="25.105cm">
          <draw:text-box>
            <text:p><text:span text:style-name="T10">ALUOp</text:span></text:p>
          </draw:text-box>
        </draw:frame>
        <draw:line draw:style-name="gr12" draw:text-style-name="P3" draw:layer="layout" svg:x1="44.237cm" svg:y1="33.496cm" svg:x2="52.365cm" svg:y2="33.496cm">
          <text:p/>
        </draw:line>
        <draw:line draw:style-name="gr12" draw:text-style-name="P3" draw:layer="layout" svg:x1="52.365cm" svg:y1="33.496cm" svg:x2="52.441cm" svg:y2="11.633cm">
          <text:p/>
        </draw:line>
        <draw:line draw:style-name="gr28" draw:text-style-name="P3" draw:layer="layout" svg:x1="37.709cm" svg:y1="34.385cm" svg:x2="38.725cm" svg:y2="32.734cm">
          <text:p/>
        </draw:line>
        <draw:frame draw:style-name="gr29" draw:text-style-name="P16" draw:layer="layout" svg:width="1.524cm" svg:height="1.651cm" svg:x="37.963cm" svg:y="33.69cm">
          <draw:text-box>
            <text:p><text:span text:style-name="T11">16</text:span></text:p>
          </draw:text-box>
        </draw:frame>
        <draw:line draw:style-name="gr28" draw:text-style-name="P3" draw:layer="layout" svg:x1="46.109cm" svg:y1="34.386cm" svg:x2="47.125cm" svg:y2="32.735cm">
          <text:p/>
        </draw:line>
        <draw:frame draw:style-name="gr29" draw:text-style-name="P16" draw:layer="layout" svg:width="1.524cm" svg:height="1.651cm" svg:x="46.463cm" svg:y="33.691cm">
          <draw:text-box>
            <text:p><text:span text:style-name="T11">32</text:span></text:p>
          </draw:text-box>
        </draw:frame>
        <draw:custom-shape draw:style-name="gr21" draw:text-style-name="P5" draw:layer="layout" svg:width="4.578cm" svg:height="2.032cm" draw:transform="rotate (1.56538580611371) translate (79.595cm 24.69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draw:layer="layout" svg:width="1.524cm" svg:height="1.276cm" svg:x="79.62cm" svg:y="20.891cm">
          <draw:text-box>
            <text:p><text:span text:style-name="T9">1</text:span></text:p>
          </draw:text-box>
        </draw:frame>
        <draw:frame draw:style-name="gr22" draw:text-style-name="P14" draw:layer="layout" svg:width="1.524cm" svg:height="1.276cm" svg:x="79.62cm" svg:y="22.891cm">
          <draw:text-box>
            <text:p><text:span text:style-name="T9">0</text:span></text:p>
          </draw:text-box>
        </draw:frame>
        <draw:line draw:style-name="gr12" draw:text-style-name="P3" draw:layer="layout" svg:x1="80.711cm" svg:y1="24.861cm" svg:x2="80.711cm" svg:y2="24.099cm">
          <text:p/>
        </draw:line>
        <draw:frame draw:style-name="gr30" draw:text-style-name="P15" draw:layer="layout" svg:width="4.828cm" svg:height="1.195cm" svg:x="78.934cm" svg:y="24.903cm">
          <draw:text-box>
            <text:p><text:span text:style-name="T10">MemToReg</text:span></text:p>
          </draw:text-box>
        </draw:frame>
        <draw:line draw:style-name="gr11" draw:text-style-name="P3" draw:layer="layout" svg:x1="77.966cm" svg:y1="23.606cm" svg:x2="79.617cm" svg:y2="23.606cm">
          <text:p/>
        </draw:line>
        <draw:line draw:style-name="gr12" draw:text-style-name="P3" draw:layer="layout" svg:x1="63.998cm" svg:y1="21.574cm" svg:x2="63.998cm" svg:y2="29.956cm">
          <text:p/>
        </draw:line>
        <draw:line draw:style-name="gr12" draw:text-style-name="P3" draw:layer="layout" svg:x1="63.998cm" svg:y1="29.956cm" svg:x2="77.968cm" svg:y2="29.956cm">
          <text:p/>
        </draw:line>
        <draw:line draw:style-name="gr12" draw:text-style-name="P3" draw:layer="layout" svg:x1="77.968cm" svg:y1="30.015cm" svg:x2="77.968cm" svg:y2="23.563cm">
          <text:p/>
        </draw:line>
        <draw:line draw:style-name="gr17" draw:text-style-name="P3" xml:id="id48" draw:id="id48" draw:layer="layout" svg:x1="34.026cm" svg:y1="27.162cm" svg:x2="35.881cm" svg:y2="27.174cm">
          <text:p/>
        </draw:line>
        <draw:line draw:style-name="gr12" draw:text-style-name="P3" xml:id="id11" draw:id="id11" draw:layer="layout" svg:x1="81.651cm" svg:y1="22.463cm" svg:x2="83.853cm" svg:y2="22.463cm">
          <text:p/>
        </draw:line>
        <draw:line draw:style-name="gr12" draw:text-style-name="P3" draw:layer="layout" svg:x1="50.536cm" svg:y1="29.575cm" svg:x2="62.982cm" svg:y2="29.702cm">
          <text:p/>
        </draw:line>
        <draw:line draw:style-name="gr12" draw:text-style-name="P3" draw:layer="layout" svg:x1="62.982cm" svg:y1="29.702cm" svg:x2="62.982cm" svg:y2="26.146cm">
          <text:p/>
        </draw:line>
        <draw:line draw:style-name="gr31" draw:text-style-name="P3" draw:layer="layout" svg:x1="62.982cm" svg:y1="26.146cm" svg:x2="66.284cm" svg:y2="26.146cm">
          <text:p/>
        </draw:line>
        <draw:line draw:style-name="gr12" draw:text-style-name="P3" draw:layer="layout" svg:x1="33.51cm" svg:y1="25.681cm" svg:x2="33.51cm" svg:y2="24.919cm">
          <text:p/>
        </draw:line>
        <draw:frame draw:style-name="gr32" draw:text-style-name="P15" draw:layer="layout" svg:width="3.791cm" svg:height="1.195cm" svg:x="31.834cm" svg:y="25.605cm">
          <draw:text-box>
            <text:p><text:span text:style-name="T10">RegDest</text:span></text:p>
          </draw:text-box>
        </draw:frame>
        <draw:line draw:style-name="gr18" draw:text-style-name="P3" draw:layer="layout" svg:x1="52.314cm" svg:y1="6.588cm" svg:x2="56.33cm" svg:y2="6.58cm">
          <text:p text:style-name="P5"><text:s/></text:p>
        </draw:line>
        <draw:custom-shape draw:style-name="gr33" draw:text-style-name="P5" draw:layer="layout" svg:width="4.964cm" svg:height="2.032cm" draw:transform="rotate (1.56538580611371) translate (56.305cm 7.73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xml:id="id9" draw:id="id9" draw:layer="layout" svg:width="1.524cm" svg:height="1.276cm" svg:x="56.33cm" svg:y="3.534cm">
          <draw:text-box>
            <text:p><text:span text:style-name="T9">0</text:span></text:p>
          </draw:text-box>
        </draw:frame>
        <draw:frame draw:style-name="gr22" draw:text-style-name="P14" draw:layer="layout" svg:width="1.524cm" svg:height="1.276cm" svg:x="56.33cm" svg:y="5.934cm">
          <draw:text-box>
            <text:p><text:span text:style-name="T9">1</text:span></text:p>
          </draw:text-box>
        </draw:frame>
        <draw:line draw:style-name="gr11" draw:text-style-name="P3" draw:layer="layout" svg:x1="58.362cm" svg:y1="5.437cm" svg:x2="61.712cm" svg:y2="5.445cm">
          <text:p/>
        </draw:line>
        <draw:line draw:style-name="gr12" draw:text-style-name="P3" draw:layer="layout" svg:x1="57.421cm" svg:y1="7.855cm" svg:x2="57.421cm" svg:y2="7.042cm">
          <text:p/>
        </draw:line>
        <draw:custom-shape draw:style-name="gr34" draw:text-style-name="P5" draw:layer="layout" svg:width="1.651cm" svg:height="1.905cm" draw:transform="rotate (1.5707963267949) translate (56.442cm 9.545cm)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2" draw:text-style-name="P3" draw:layer="layout" svg:x1="60.95cm" svg:y1="18.78cm" svg:x2="60.95cm" svg:y2="11.922cm">
          <text:p/>
        </draw:line>
        <draw:line draw:style-name="gr12" draw:text-style-name="P3" draw:layer="layout" svg:x1="60.95cm" svg:y1="11.922cm" svg:x2="57.981cm" svg:y2="11.922cm">
          <text:p/>
        </draw:line>
        <draw:line draw:style-name="gr31" draw:text-style-name="P3" draw:layer="layout" svg:x1="57.981cm" svg:y1="11.971cm" svg:x2="57.981cm" svg:y2="9.609cm">
          <text:p/>
        </draw:line>
        <draw:frame draw:style-name="gr35" draw:text-style-name="P15" draw:layer="layout" svg:width="3.182cm" svg:height="1.195cm" svg:x="54.533cm" svg:y="11.404cm">
          <draw:text-box>
            <text:p><text:span text:style-name="T10">Branch</text:span></text:p>
          </draw:text-box>
        </draw:frame>
        <draw:line draw:style-name="gr17" draw:text-style-name="P3" draw:layer="layout" svg:x1="57.013cm" svg:y1="11.414cm" svg:x2="56.965cm" svg:y2="9.636cm">
          <text:p/>
        </draw:line>
        <draw:custom-shape draw:style-name="gr23" draw:text-style-name="P6" xml:id="id6" draw:id="id6" draw:layer="layout" svg:width="3.302cm" svg:height="4.318cm" svg:x="43.19cm" svg:y="7.081cm">
          <text:p text:style-name="P5"><text:span text:style-name="T3">Shift</text:span></text:p>
          <text:p text:style-name="P5"><text:span text:style-name="T3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508cm" svg:height="0.635cm" svg:x="52.187cm" svg:y="2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52.441cm" svg:y1="11.633cm" svg:x2="41.552cm" svg:y2="11.633cm">
          <text:p/>
        </draw:line>
        <draw:line draw:style-name="gr12" draw:text-style-name="P3" draw:layer="layout" svg:x1="41.552cm" svg:y1="11.633cm" svg:x2="41.552cm" svg:y2="9.158cm">
          <text:p/>
        </draw:line>
        <draw:line draw:style-name="gr11" draw:text-style-name="P3" draw:layer="layout" svg:x1="41.552cm" svg:y1="9.158cm" svg:x2="43.152cm" svg:y2="9.158cm">
          <text:p/>
        </draw:line>
        <draw:custom-shape draw:style-name="gr21" draw:text-style-name="P5" xml:id="id13" draw:id="id13" draw:layer="layout" svg:width="4.578cm" svg:height="2.032cm" draw:transform="rotate (1.56538580611371) translate (61.705cm 6.56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draw:layer="layout" svg:width="1.524cm" svg:height="1.276cm" svg:x="61.73cm" svg:y="2.259cm">
          <draw:text-box>
            <text:p><text:span text:style-name="T9">1</text:span></text:p>
          </draw:text-box>
        </draw:frame>
        <draw:frame draw:style-name="gr22" draw:text-style-name="P14" draw:layer="layout" svg:width="1.524cm" svg:height="1.276cm" svg:x="61.73cm" svg:y="4.759cm">
          <draw:text-box>
            <text:p><text:span text:style-name="T9">0</text:span></text:p>
          </draw:text-box>
        </draw:frame>
        <draw:line draw:style-name="gr12" draw:text-style-name="P3" draw:layer="layout" svg:x1="62.821cm" svg:y1="6.729cm" svg:x2="62.821cm" svg:y2="5.967cm">
          <text:p/>
        </draw:line>
        <draw:frame draw:style-name="gr36" draw:text-style-name="P15" draw:layer="layout" svg:width="2.572cm" svg:height="1.195cm" svg:x="61.433cm" svg:y="6.605cm">
          <draw:text-box>
            <text:p><text:span text:style-name="T10">Jump</text:span></text:p>
          </draw:text-box>
        </draw:frame>
        <draw:custom-shape draw:style-name="gr37" draw:text-style-name="P17" xml:id="id50" draw:id="id50" draw:layer="layout" svg:width="4.204cm" svg:height="4.318cm" svg:x="33.389cm" svg:y="9.982cm">
          <text:p text:style-name="P5"><text:span text:style-name="T12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3" draw:id="id3" draw:layer="layout" svg:width="3.302cm" svg:height="4.318cm" svg:x="26.592cm" svg:y="1.983cm">
          <text:p text:style-name="P5"><text:span text:style-name="T3">Shift</text:span></text:p>
          <text:p text:style-name="P5"><text:span text:style-name="T3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508cm" svg:height="0.635cm" svg:x="25.484cm" svg:y="1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xml:id="id2" draw:id="id2" draw:layer="layout" svg:x1="22.088cm" svg:y1="10.906cm" svg:x2="33.696cm" svg:y2="10.906cm">
          <text:p/>
        </draw:line>
        <draw:custom-shape draw:style-name="gr13" draw:text-style-name="P9" draw:layer="layout" svg:width="0.508cm" svg:height="0.635cm" svg:x="25.484cm" svg:y="10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" draw:layer="layout" svg:width="6.106cm" svg:height="1.308cm" svg:x="27.755cm" svg:y="9.471cm">
          <draw:text-box>
            <text:p><text:span text:style-name="T2">Inst [31-26]</text:span></text:p>
          </draw:text-box>
        </draw:frame>
        <draw:line draw:style-name="gr11" draw:text-style-name="P3" draw:layer="layout" svg:x1="25.773cm" svg:y1="13.065cm" svg:x2="33.647cm" svg:y2="13.065cm">
          <text:p/>
        </draw:line>
        <draw:custom-shape draw:style-name="gr13" draw:text-style-name="P9" draw:layer="layout" svg:width="0.508cm" svg:height="0.635cm" svg:x="25.484cm" svg:y="1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22.088cm" svg:y1="10.906cm" svg:x2="26.592cm" svg:y2="4.142cm" draw:start-shape="id2" draw:end-shape="id3" draw:end-glue-point="6" svg:d="M22088 10906v-6764h4504" svg:viewBox="0 0 4505 6765">
          <text:p/>
        </draw:connector>
        <draw:frame draw:style-name="gr38" draw:text-style-name="P2" draw:layer="layout" svg:width="6.106cm" svg:height="1.308cm" svg:x="19.655cm" svg:y="2.571cm">
          <draw:text-box>
            <text:p><text:span text:style-name="T2">Inst [25-0]</text:span></text:p>
          </draw:text-box>
        </draw:frame>
        <draw:line draw:style-name="gr28" draw:text-style-name="P3" draw:layer="layout" svg:x1="23.866cm" svg:y1="5.124cm" svg:x2="24.882cm" svg:y2="3.473cm">
          <text:p/>
        </draw:line>
        <draw:frame draw:style-name="gr29" draw:text-style-name="P16" draw:layer="layout" svg:width="1.524cm" svg:height="1.651cm" svg:x="24.12cm" svg:y="4.429cm">
          <draw:text-box>
            <text:p><text:span text:style-name="T11">26</text:span></text:p>
          </draw:text-box>
        </draw:frame>
        <draw:line draw:style-name="gr28" draw:text-style-name="P3" draw:layer="layout" svg:x1="30.47cm" svg:y1="5.07cm" svg:x2="31.486cm" svg:y2="3.419cm">
          <text:p/>
        </draw:line>
        <draw:frame draw:style-name="gr29" draw:text-style-name="P16" draw:layer="layout" svg:width="1.524cm" svg:height="1.651cm" svg:x="30.724cm" svg:y="4.375cm">
          <draw:text-box>
            <text:p><text:span text:style-name="T11">28</text:span></text:p>
          </draw:text-box>
        </draw:frame>
        <draw:custom-shape draw:style-name="gr13" draw:text-style-name="P9" draw:layer="layout" svg:width="0.508cm" svg:height="0.635cm" svg:x="33.488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508cm" svg:height="0.635cm" svg:x="36.489cm" svg:y="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" draw:layer="layout" svg:x1="37.809cm" svg:y1="12.068cm" svg:x2="40.497cm" svg:y2="12.049cm">
          <text:p/>
        </draw:line>
        <draw:line draw:style-name="gr12" draw:text-style-name="P3" xml:id="id4" draw:id="id4" draw:layer="layout" svg:x1="15.524cm" svg:y1="7.096cm" svg:x2="33.772cm" svg:y2="7.096cm">
          <text:p/>
        </draw:line>
        <draw:connector draw:style-name="gr11" draw:text-style-name="P3" draw:layer="layout" svg:x1="33.772cm" svg:y1="7.096cm" svg:x2="49.338cm" svg:y2="5.616cm" draw:start-shape="id4" draw:end-shape="id5" draw:end-glue-point="3" svg:d="M33772 7096h7809v-1480h7757" svg:viewBox="0 0 15567 1481">
          <text:p/>
        </draw:connector>
        <draw:frame draw:style-name="gr40" draw:text-style-name="P2" draw:layer="layout" svg:width="7.534cm" svg:height="2.215cm" svg:x="33.455cm" svg:y="5.171cm">
          <draw:text-box>
            <text:p><text:span text:style-name="T2">(PC+4) [31-28]</text:span></text:p>
          </draw:text-box>
        </draw:frame>
        <draw:line draw:style-name="gr28" draw:text-style-name="P3" draw:layer="layout" svg:x1="37.697cm" svg:y1="4.756cm" svg:x2="38.373cm" svg:y2="3.607cm">
          <text:p/>
        </draw:line>
        <draw:frame draw:style-name="gr29" draw:text-style-name="P16" draw:layer="layout" svg:width="1.524cm" svg:height="1.651cm" svg:x="38.211cm" svg:y="2.963cm">
          <draw:text-box>
            <text:p><text:span text:style-name="T11">32</text:span></text:p>
          </draw:text-box>
        </draw:frame>
        <draw:line draw:style-name="gr11" draw:text-style-name="P3" xml:id="id7" draw:id="id7" draw:layer="layout" svg:x1="47.488cm" svg:y1="7.223cm" svg:x2="49.317cm" svg:y2="7.223cm">
          <text:p/>
        </draw:line>
        <draw:connector draw:style-name="gr41" draw:text-style-name="P5" draw:layer="layout" svg:x1="46.492cm" svg:y1="9.24cm" svg:x2="47.488cm" svg:y2="7.223cm" draw:start-shape="id6" draw:start-glue-point="10" draw:end-shape="id7" draw:end-glue-point="3" svg:d="M46492 9240h996v-2017" svg:viewBox="0 0 997 2018">
          <text:p/>
        </draw:connector>
        <draw:custom-shape draw:style-name="gr13" draw:text-style-name="P9" xml:id="id8" draw:id="id8" draw:layer="layout" svg:width="0.508cm" svg:height="0.635cm" svg:x="46.9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29.835cm" svg:y1="4.175cm" svg:x2="45.329cm" svg:y2="4.175cm">
          <text:p/>
        </draw:line>
        <draw:line draw:style-name="gr12" draw:text-style-name="P3" draw:layer="layout" svg:x1="45.329cm" svg:y1="4.183cm" svg:x2="45.329cm" svg:y2="2.405cm">
          <text:p/>
        </draw:line>
        <draw:line draw:style-name="gr11" draw:text-style-name="P3" draw:layer="layout" svg:x1="45.329cm" svg:y1="2.405cm" svg:x2="61.712cm" svg:y2="2.532cm">
          <text:p/>
        </draw:line>
        <draw:connector draw:style-name="gr11" draw:text-style-name="P3" draw:layer="layout" svg:x1="47.244cm" svg:y1="5.318cm" svg:x2="56.33cm" svg:y2="4.172cm" draw:start-shape="id8" draw:start-glue-point="4" draw:end-shape="id9" draw:end-glue-point="3" svg:d="M47244 5318v-1146h9086" svg:viewBox="0 0 9087 1147">
          <text:p/>
        </draw:connector>
        <draw:line draw:style-name="gr12" draw:text-style-name="P3" draw:layer="layout" svg:x1="73.218cm" svg:y1="15.529cm" svg:x2="73.218cm" svg:y2="14.767cm">
          <text:p/>
        </draw:line>
        <draw:line draw:style-name="gr12" draw:text-style-name="P3" draw:layer="layout" svg:x1="69.51cm" svg:y1="15.605cm" svg:x2="69.51cm" svg:y2="14.843cm">
          <text:p/>
        </draw:line>
        <draw:frame draw:style-name="gr42" draw:text-style-name="P15" draw:layer="layout" svg:width="4.346cm" svg:height="1.195cm" svg:x="71.434cm" svg:y="13.504cm">
          <draw:text-box>
            <text:p><text:span text:style-name="T10">MemWrite</text:span></text:p>
          </draw:text-box>
        </draw:frame>
        <draw:frame draw:style-name="gr43" draw:text-style-name="P15" draw:layer="layout" svg:width="4.405cm" svg:height="1.195cm" svg:x="66.835cm" svg:y="13.505cm">
          <draw:text-box>
            <text:p><text:span text:style-name="T10">MemRead</text:span></text:p>
          </draw:text-box>
        </draw:frame>
        <draw:custom-shape draw:style-name="gr13" draw:text-style-name="P9" xml:id="id10" draw:id="id10" draw:layer="layout" svg:width="0.508cm" svg:height="0.635cm" svg:x="18.485cm" svg:y="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xml:id="id34" draw:id="id34" draw:layer="layout" draw:line-skew="-2.97cm" svg:x1="18.739cm" svg:y1="7.446cm" svg:x2="23.525cm" svg:y2="27.416cm" draw:start-shape="id10" draw:start-glue-point="8" svg:d="M18739 7446v7266h4786v12704" svg:viewBox="0 0 4787 19971">
          <text:p/>
        </draw:connector>
        <draw:custom-shape draw:style-name="gr44" draw:text-style-name="P5" xml:id="id47" draw:id="id47" draw:layer="layout" svg:width="7.523cm" svg:height="2.032cm" draw:transform="rotate (1.56538580611371) translate (90.68cm 28.5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xml:id="id12" draw:id="id12" draw:layer="layout" svg:width="1.524cm" svg:height="1.276cm" svg:x="90.721cm" svg:y="21.816cm">
          <draw:text-box>
            <text:p><text:span text:style-name="T9">0</text:span></text:p>
          </draw:text-box>
        </draw:frame>
        <draw:frame draw:style-name="gr22" draw:text-style-name="P14" xml:id="id39" draw:id="id39" draw:layer="layout" svg:width="1.524cm" svg:height="1.276cm" svg:x="90.721cm" svg:y="23.316cm">
          <draw:text-box>
            <text:p><text:span text:style-name="T9">1</text:span></text:p>
          </draw:text-box>
        </draw:frame>
        <draw:line draw:style-name="gr12" draw:text-style-name="P3" draw:layer="layout" svg:x1="91.806cm" svg:y1="28.813cm" svg:x2="91.812cm" svg:y2="27.524cm">
          <text:p/>
        </draw:line>
        <draw:frame draw:style-name="gr22" draw:text-style-name="P14" xml:id="id41" draw:id="id41" draw:layer="layout" svg:width="1.524cm" svg:height="1.276cm" svg:x="90.721cm" svg:y="24.816cm">
          <draw:text-box>
            <text:p><text:span text:style-name="T9">2</text:span></text:p>
          </draw:text-box>
        </draw:frame>
        <draw:frame draw:style-name="gr22" draw:text-style-name="P14" xml:id="id42" draw:id="id42" draw:layer="layout" svg:width="1.524cm" svg:height="1.276cm" svg:x="90.721cm" svg:y="26.316cm">
          <draw:text-box>
            <text:p><text:span text:style-name="T9">3</text:span></text:p>
          </draw:text-box>
        </draw:frame>
        <draw:connector draw:style-name="gr45" draw:text-style-name="P3" draw:layer="layout" svg:x1="83.853cm" svg:y1="22.463cm" svg:x2="90.721cm" svg:y2="22.454cm" draw:start-shape="id11" draw:start-glue-point="1" draw:end-shape="id12" draw:end-glue-point="3" svg:d="M83853 22463h3460v-9h3408" svg:viewBox="0 0 6869 10">
          <text:p/>
        </draw:connector>
        <draw:custom-shape draw:style-name="gr44" draw:text-style-name="P5" xml:id="id15" draw:id="id15" draw:layer="layout" svg:width="7.523cm" svg:height="2.032cm" draw:transform="rotate (1.56538580611371) translate (91.588cm 10.40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xml:id="id14" draw:id="id14" draw:layer="layout" svg:width="1.524cm" svg:height="1.276cm" svg:x="91.629cm" svg:y="3.655cm">
          <draw:text-box>
            <text:p><text:span text:style-name="T9">0</text:span></text:p>
          </draw:text-box>
        </draw:frame>
        <draw:frame draw:style-name="gr22" draw:text-style-name="P14" xml:id="id44" draw:id="id44" draw:layer="layout" svg:width="1.524cm" svg:height="1.276cm" svg:x="91.629cm" svg:y="5.155cm">
          <draw:text-box>
            <text:p><text:span text:style-name="T9">1</text:span></text:p>
          </draw:text-box>
        </draw:frame>
        <draw:line draw:style-name="gr12" draw:text-style-name="P3" draw:layer="layout" svg:x1="92.714cm" svg:y1="10.652cm" svg:x2="92.72cm" svg:y2="9.363cm">
          <text:p/>
        </draw:line>
        <draw:frame draw:style-name="gr22" draw:text-style-name="P14" xml:id="id46" draw:id="id46" draw:layer="layout" svg:width="1.524cm" svg:height="1.276cm" svg:x="91.629cm" svg:y="6.655cm">
          <draw:text-box>
            <text:p><text:span text:style-name="T9">2</text:span></text:p>
          </draw:text-box>
        </draw:frame>
        <draw:frame draw:style-name="gr22" draw:text-style-name="P14" draw:layer="layout" svg:width="1.524cm" svg:height="1.276cm" svg:x="91.629cm" svg:y="8.155cm">
          <draw:text-box>
            <text:p><text:span text:style-name="T9">3</text:span></text:p>
          </draw:text-box>
        </draw:frame>
        <draw:connector draw:style-name="gr11" draw:text-style-name="P3" draw:layer="layout" svg:x1="63.754cm" svg:y1="4.286cm" svg:x2="91.629cm" svg:y2="4.293cm" draw:start-shape="id13" draw:start-glue-point="5" draw:end-shape="id14" draw:end-glue-point="3" svg:d="M63754 4286h13942v7h13933" svg:viewBox="0 0 27876 8">
          <text:p/>
        </draw:connector>
        <draw:connector draw:style-name="gr41" draw:text-style-name="P5" draw:layer="layout" draw:line-skew="1.211cm" svg:x1="93.648cm" svg:y1="6.655cm" svg:x2="65.465cm" svg:y2="1.483cm" draw:start-shape="id15" draw:start-glue-point="5" draw:end-shape="id16" draw:end-glue-point="2" svg:d="M93648 6655h1725v-5172h-29908" svg:viewBox="0 0 29909 5173">
          <text:p/>
        </draw:connector>
        <draw:custom-shape draw:style-name="gr46" draw:text-style-name="P18" xml:id="id38" draw:id="id38" draw:layer="layout" svg:width="5.969cm" svg:height="3.175cm" svg:x="62.006cm" svg:y="34.655cm">
          <text:p text:style-name="P5"><text:span text:style-name="T13">Cause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.027cm" svg:height="0.955cm" svg:x="64.535cm" svg:y="36.8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7" draw:text-style-name="P1" draw:layer="layout" svg:width="3.048cm" svg:height="1.479cm" svg:x="64.219cm" svg:y="34.555cm">
          <draw:text-box>
            <text:p><text:span text:style-name="T1">load</text:span></text:p>
          </draw:text-box>
        </draw:frame>
        <draw:line draw:style-name="gr18" draw:text-style-name="P3" xml:id="id18" draw:id="id18" draw:layer="layout" svg:x1="57.045cm" svg:y1="37.314cm" svg:x2="58.923cm" svg:y2="37.314cm">
          <text:p text:style-name="P5"><text:s/></text:p>
        </draw:line>
        <draw:custom-shape draw:style-name="gr21" draw:text-style-name="P5" draw:layer="layout" svg:width="4.578cm" svg:height="2.032cm" draw:transform="rotate (1.56538580611371) translate (58.798cm 38.47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draw:layer="layout" svg:width="1.524cm" svg:height="1.276cm" svg:x="58.823cm" svg:y="34.668cm">
          <draw:text-box>
            <text:p><text:span text:style-name="T9">0</text:span></text:p>
          </draw:text-box>
        </draw:frame>
        <draw:frame draw:style-name="gr22" draw:text-style-name="P14" draw:layer="layout" svg:width="1.524cm" svg:height="1.276cm" svg:x="58.823cm" svg:y="36.668cm">
          <draw:text-box>
            <text:p><text:span text:style-name="T9">1</text:span></text:p>
          </draw:text-box>
        </draw:frame>
        <draw:line draw:style-name="gr12" draw:text-style-name="P3" draw:layer="layout" svg:x1="59.914cm" svg:y1="38.638cm" svg:x2="59.914cm" svg:y2="37.876cm">
          <text:p/>
        </draw:line>
        <draw:frame draw:style-name="gr26" draw:text-style-name="P15" draw:layer="layout" svg:width="3.415cm" svg:height="1.195cm" svg:x="58.737cm" svg:y="38.68cm">
          <draw:text-box>
            <text:p><text:span text:style-name="T10">Mtc0</text:span></text:p>
          </draw:text-box>
        </draw:frame>
        <draw:custom-shape draw:style-name="gr48" draw:text-style-name="P9" xml:id="id17" draw:id="id17" draw:layer="layout" svg:width="0.508cm" svg:height="0.635cm" svg:x="50.295cm" svg:y="2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3.415cm" svg:height="1.195cm" svg:x="54.189cm" svg:y="34.585cm">
          <draw:text-box>
            <text:p><text:span text:style-name="T10">Cause</text:span></text:p>
          </draw:text-box>
        </draw:frame>
        <draw:line draw:style-name="gr18" draw:text-style-name="P3" draw:layer="layout" svg:x1="56.981cm" svg:y1="35.186cm" svg:x2="58.859cm" svg:y2="35.186cm">
          <text:p text:style-name="P5"><text:s/></text:p>
        </draw:line>
        <draw:line draw:style-name="gr49" draw:text-style-name="P3" draw:layer="layout" svg:x1="60.863cm" svg:y1="36.179cm" svg:x2="61.981cm" svg:y2="36.179cm">
          <text:p/>
        </draw:line>
        <draw:connector draw:style-name="gr41" draw:text-style-name="P5" draw:layer="layout" draw:line-skew="3.805cm" svg:x1="50.549cm" svg:y1="29.972cm" svg:x2="57.045cm" svg:y2="37.314cm" draw:start-shape="id17" draw:start-glue-point="8" draw:end-shape="id18" draw:end-glue-point="3" svg:d="M50549 29972v7350h6496v-8" svg:viewBox="0 0 6497 7351">
          <text:p/>
        </draw:connector>
        <draw:custom-shape draw:style-name="gr46" draw:text-style-name="P18" xml:id="id23" draw:id="id23" draw:layer="layout" svg:width="5.969cm" svg:height="3.175cm" svg:x="71.531cm" svg:y="43.496cm">
          <text:p text:style-name="P5"><text:span text:style-name="T13">Status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.027cm" svg:height="0.955cm" svg:x="74.06cm" svg:y="45.7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7" draw:text-style-name="P1" draw:layer="layout" svg:width="3.048cm" svg:height="1.479cm" svg:x="73.744cm" svg:y="43.396cm">
          <draw:text-box>
            <text:p><text:span text:style-name="T1">load</text:span></text:p>
          </draw:text-box>
        </draw:frame>
        <draw:line draw:style-name="gr18" draw:text-style-name="P3" xml:id="id22" draw:id="id22" draw:layer="layout" svg:x1="61.871cm" svg:y1="45.188cm" svg:x2="63.749cm" svg:y2="45.188cm">
          <text:p text:style-name="P5"><text:s/></text:p>
        </draw:line>
        <draw:custom-shape draw:style-name="gr21" draw:text-style-name="P5" draw:layer="layout" svg:width="4.578cm" svg:height="2.032cm" draw:transform="rotate (1.56538580611371) translate (63.624cm 46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draw:layer="layout" svg:width="1.524cm" svg:height="1.276cm" svg:x="63.649cm" svg:y="42.542cm">
          <draw:text-box>
            <text:p><text:span text:style-name="T9">0</text:span></text:p>
          </draw:text-box>
        </draw:frame>
        <draw:frame draw:style-name="gr22" draw:text-style-name="P14" draw:layer="layout" svg:width="1.524cm" svg:height="1.276cm" svg:x="63.649cm" svg:y="44.542cm">
          <draw:text-box>
            <text:p><text:span text:style-name="T9">1</text:span></text:p>
          </draw:text-box>
        </draw:frame>
        <draw:line draw:style-name="gr12" draw:text-style-name="P3" draw:layer="layout" svg:x1="64.74cm" svg:y1="46.512cm" svg:x2="64.74cm" svg:y2="45.75cm">
          <text:p/>
        </draw:line>
        <draw:frame draw:style-name="gr50" draw:text-style-name="P15" draw:layer="layout" svg:width="2.253cm" svg:height="1.195cm" svg:x="63.863cm" svg:y="46.454cm">
          <draw:text-box>
            <text:p><text:span text:style-name="T10">Exc</text:span></text:p>
          </draw:text-box>
        </draw:frame>
        <draw:line draw:style-name="gr18" draw:text-style-name="P3" xml:id="id20" draw:id="id20" draw:layer="layout" svg:x1="61.807cm" svg:y1="43.06cm" svg:x2="63.685cm" svg:y2="43.06cm">
          <text:p text:style-name="P5"><text:s/></text:p>
        </draw:line>
        <draw:custom-shape draw:style-name="gr51" draw:text-style-name="P6" xml:id="id19" draw:id="id19" draw:layer="layout" svg:width="3.81cm" svg:height="3.556cm" svg:x="56.98cm" svg:y="40.705cm">
          <text:p text:style-name="P5"><text:span text:style-name="T3">Shift</text:span></text:p>
          <text:p text:style-name="P5"><text:span text:style-name="T3">right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6" xml:id="id21" draw:id="id21" draw:layer="layout" svg:width="3.81cm" svg:height="3.556cm" svg:x="57.081cm" svg:y="44.806cm">
          <text:p text:style-name="P5"><text:span text:style-name="T3">Shift</text:span></text:p>
          <text:p text:style-name="P5"><text:span text:style-name="T3">left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svg:x1="60.79cm" svg:y1="42.483cm" svg:x2="61.807cm" svg:y2="43.06cm" draw:start-shape="id19" draw:start-glue-point="10" draw:end-shape="id20" draw:end-glue-point="3" svg:d="M60790 42483h1017v577" svg:viewBox="0 0 1018 578">
          <text:p/>
        </draw:connector>
        <draw:connector draw:style-name="gr41" draw:text-style-name="P5" draw:layer="layout" svg:x1="60.891cm" svg:y1="46.584cm" svg:x2="61.871cm" svg:y2="45.188cm" draw:start-shape="id21" draw:start-glue-point="10" draw:end-shape="id22" draw:end-glue-point="3" svg:d="M60891 46584h980v-1396" svg:viewBox="0 0 981 1397">
          <text:p/>
        </draw:connector>
        <draw:line draw:style-name="gr11" draw:text-style-name="P3" xml:id="id24" draw:id="id24" draw:layer="layout" svg:x1="55.04cm" svg:y1="42.456cm" svg:x2="57.072cm" svg:y2="42.456cm">
          <text:p/>
        </draw:line>
        <draw:line draw:style-name="gr11" draw:text-style-name="P3" xml:id="id26" draw:id="id26" draw:layer="layout" svg:x1="55.046cm" svg:y1="46.568cm" svg:x2="57.078cm" svg:y2="46.568cm">
          <text:p/>
        </draw:line>
        <draw:connector draw:style-name="gr41" draw:text-style-name="P5" draw:layer="layout" draw:line-skew="0.897cm -1.662cm" svg:x1="77.5cm" svg:y1="45.083cm" svg:x2="55.04cm" svg:y2="42.456cm" draw:start-shape="id23" draw:start-glue-point="1" draw:end-shape="id24" draw:end-glue-point="3" svg:d="M77500 45083h1397v-5094h-23857v2467" svg:viewBox="0 0 23858 5095">
          <text:p/>
        </draw:connector>
        <draw:connector draw:style-name="gr41" draw:text-style-name="P5" draw:layer="layout" draw:line-skew="3.805cm" svg:x1="50.549cm" svg:y1="29.972cm" svg:x2="57.045cm" svg:y2="37.314cm" svg:d="M50549 29972v7350h6496v-8" svg:viewBox="0 0 6497 7351">
          <text:p/>
        </draw:connector>
        <draw:custom-shape draw:style-name="gr13" draw:text-style-name="P9" xml:id="id25" draw:id="id25" draw:layer="layout" svg:width="0.508cm" svg:height="0.635cm" svg:x="54.796cm" svg:y="42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55.05cm" svg:y1="42.772cm" svg:x2="55.046cm" svg:y2="46.568cm" draw:start-shape="id25" draw:start-glue-point="8" draw:end-shape="id26" draw:end-glue-point="3" svg:d="M55050 42772l-4 3796" svg:viewBox="0 0 5 3797">
          <text:p/>
        </draw:connector>
        <draw:line draw:style-name="gr12" draw:text-style-name="P3" draw:layer="layout" svg:x1="104.891cm" svg:y1="22.083cm" svg:x2="104.891cm" svg:y2="21.321cm">
          <text:p/>
        </draw:line>
        <draw:frame draw:style-name="gr42" draw:text-style-name="P15" draw:layer="layout" svg:width="4.346cm" svg:height="1.195cm" svg:x="103.107cm" svg:y="20.058cm">
          <draw:text-box>
            <text:p><text:span text:style-name="T10">MemWrite</text:span></text:p>
          </draw:text-box>
        </draw:frame>
        <draw:line draw:style-name="gr12" draw:text-style-name="P3" draw:layer="layout" svg:x1="104.891cm" svg:y1="22.083cm" svg:x2="104.891cm" svg:y2="21.321cm">
          <text:p/>
        </draw:line>
        <draw:frame draw:style-name="gr42" draw:text-style-name="P15" draw:layer="layout" svg:width="4.346cm" svg:height="1.195cm" svg:x="103.107cm" svg:y="20.058cm">
          <draw:text-box>
            <text:p><text:span text:style-name="T10">MemWrite</text:span></text:p>
          </draw:text-box>
        </draw:frame>
        <draw:line draw:style-name="gr12" draw:text-style-name="P3" draw:layer="layout" svg:x1="65.127cm" svg:y1="34.628cm" svg:x2="65.127cm" svg:y2="33.866cm">
          <text:p/>
        </draw:line>
        <draw:line draw:style-name="gr12" draw:text-style-name="P3" draw:layer="layout" svg:x1="74.626cm" svg:y1="43.514cm" svg:x2="74.626cm" svg:y2="42.752cm">
          <text:p/>
        </draw:line>
        <draw:frame draw:style-name="gr52" draw:text-style-name="P15" draw:layer="layout" svg:width="4.905cm" svg:height="1.195cm" svg:x="62.849cm" svg:y="32.517cm">
          <draw:text-box>
            <text:p><text:span text:style-name="T10">CauseWrite</text:span></text:p>
          </draw:text-box>
        </draw:frame>
        <draw:frame draw:style-name="gr53" draw:text-style-name="P15" draw:layer="layout" svg:width="4.862cm" svg:height="1.195cm" svg:x="72.166cm" svg:y="41.437cm">
          <draw:text-box>
            <text:p><text:span text:style-name="T10">StatusWrite</text:span></text:p>
          </draw:text-box>
        </draw:frame>
        <draw:line draw:style-name="gr18" draw:text-style-name="P3" xml:id="id28" draw:id="id28" draw:layer="layout" svg:x1="66.296cm" svg:y1="46.204cm" svg:x2="68.174cm" svg:y2="46.204cm">
          <text:p text:style-name="P5"><text:s/></text:p>
        </draw:line>
        <draw:custom-shape draw:style-name="gr21" draw:text-style-name="P5" xml:id="id29" draw:id="id29" draw:layer="layout" svg:width="4.578cm" svg:height="2.032cm" draw:transform="rotate (1.56538580611371) translate (68.049cm 47.36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draw:layer="layout" svg:width="1.524cm" svg:height="1.276cm" svg:x="68.074cm" svg:y="43.558cm">
          <draw:text-box>
            <text:p><text:span text:style-name="T9">0</text:span></text:p>
          </draw:text-box>
        </draw:frame>
        <draw:frame draw:style-name="gr22" draw:text-style-name="P14" draw:layer="layout" svg:width="1.524cm" svg:height="1.276cm" svg:x="68.074cm" svg:y="45.558cm">
          <draw:text-box>
            <text:p><text:span text:style-name="T9">1</text:span></text:p>
          </draw:text-box>
        </draw:frame>
        <draw:line draw:style-name="gr12" draw:text-style-name="P3" draw:layer="layout" svg:x1="69.165cm" svg:y1="47.528cm" svg:x2="69.165cm" svg:y2="46.766cm">
          <text:p/>
        </draw:line>
        <draw:frame draw:style-name="gr26" draw:text-style-name="P15" draw:layer="layout" svg:width="3.415cm" svg:height="1.195cm" svg:x="67.988cm" svg:y="47.57cm">
          <draw:text-box>
            <text:p><text:span text:style-name="T10">Mtc0</text:span></text:p>
          </draw:text-box>
        </draw:frame>
        <draw:line draw:style-name="gr18" draw:text-style-name="P3" draw:layer="layout" svg:x1="65.689cm" svg:y1="44.053cm" svg:x2="68.11cm" svg:y2="44.076cm">
          <text:p text:style-name="P5"><text:s/></text:p>
        </draw:line>
        <draw:custom-shape draw:style-name="gr13" draw:text-style-name="P9" xml:id="id27" draw:id="id27" draw:layer="layout" svg:width="0.508cm" svg:height="0.635cm" svg:x="50.296cm" svg:y="37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draw:line-skew="8.083cm" svg:x1="50.55cm" svg:y1="37.672cm" svg:x2="66.296cm" svg:y2="46.204cm" draw:start-shape="id27" draw:start-glue-point="8" draw:end-shape="id28" draw:end-glue-point="3" svg:d="M50550 37672v12223h15746v-3691" svg:viewBox="0 0 15747 12224">
          <text:p/>
        </draw:connector>
        <draw:connector draw:style-name="gr41" draw:text-style-name="P5" draw:layer="layout" svg:x1="70.098cm" svg:y1="45.085cm" svg:x2="71.531cm" svg:y2="45.083cm" draw:start-shape="id29" draw:start-glue-point="5" draw:end-shape="id23" svg:d="M70098 45085h720v-2h713" svg:viewBox="0 0 1434 3">
          <text:p/>
        </draw:connector>
        <draw:custom-shape draw:style-name="gr46" draw:text-style-name="P18" xml:id="id31" draw:id="id31" draw:layer="layout" svg:width="5.969cm" svg:height="3.175cm" svg:x="75.087cm" svg:y="53.732cm">
          <text:p text:style-name="P5"><text:span text:style-name="T13">EPC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.027cm" svg:height="0.955cm" svg:x="77.616cm" svg:y="55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7" draw:text-style-name="P1" draw:layer="layout" svg:width="3.048cm" svg:height="1.479cm" svg:x="77.3cm" svg:y="53.632cm">
          <draw:text-box>
            <text:p><text:span text:style-name="T1">load</text:span></text:p>
          </draw:text-box>
        </draw:frame>
        <draw:line draw:style-name="gr18" draw:text-style-name="P3" xml:id="id33" draw:id="id33" draw:layer="layout" svg:x1="65.427cm" svg:y1="55.424cm" svg:x2="67.305cm" svg:y2="55.424cm">
          <text:p text:style-name="P5"><text:s/></text:p>
        </draw:line>
        <draw:custom-shape draw:style-name="gr21" draw:text-style-name="P5" draw:layer="layout" svg:width="4.578cm" svg:height="2.032cm" draw:transform="rotate (1.56538580611371) translate (67.18cm 56.5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draw:layer="layout" svg:width="1.524cm" svg:height="1.276cm" svg:x="67.205cm" svg:y="52.778cm">
          <draw:text-box>
            <text:p><text:span text:style-name="T9">0</text:span></text:p>
          </draw:text-box>
        </draw:frame>
        <draw:frame draw:style-name="gr22" draw:text-style-name="P14" draw:layer="layout" svg:width="1.524cm" svg:height="1.276cm" svg:x="67.205cm" svg:y="54.778cm">
          <draw:text-box>
            <text:p><text:span text:style-name="T9">1</text:span></text:p>
          </draw:text-box>
        </draw:frame>
        <draw:line draw:style-name="gr12" draw:text-style-name="P3" draw:layer="layout" svg:x1="68.296cm" svg:y1="56.748cm" svg:x2="68.296cm" svg:y2="55.986cm">
          <text:p/>
        </draw:line>
        <draw:frame draw:style-name="gr50" draw:text-style-name="P15" draw:layer="layout" svg:width="2.253cm" svg:height="1.195cm" svg:x="67.419cm" svg:y="56.69cm">
          <draw:text-box>
            <text:p><text:span text:style-name="T10">Exc</text:span></text:p>
          </draw:text-box>
        </draw:frame>
        <draw:line draw:style-name="gr18" draw:text-style-name="P3" xml:id="id35" draw:id="id35" draw:layer="layout" svg:x1="65.363cm" svg:y1="53.296cm" svg:x2="67.241cm" svg:y2="53.296cm">
          <text:p text:style-name="P5"><text:s/></text:p>
        </draw:line>
        <draw:line draw:style-name="gr12" draw:text-style-name="P3" draw:layer="layout" svg:x1="78.182cm" svg:y1="53.75cm" svg:x2="78.182cm" svg:y2="52.988cm">
          <text:p/>
        </draw:line>
        <draw:frame draw:style-name="gr42" draw:text-style-name="P15" draw:layer="layout" svg:width="4.346cm" svg:height="1.195cm" svg:x="76.122cm" svg:y="51.673cm">
          <draw:text-box>
            <text:p><text:span text:style-name="T10">EPCWrite</text:span></text:p>
          </draw:text-box>
        </draw:frame>
        <draw:line draw:style-name="gr18" draw:text-style-name="P3" xml:id="id37" draw:id="id37" draw:layer="layout" svg:x1="69.852cm" svg:y1="56.44cm" svg:x2="71.73cm" svg:y2="56.44cm">
          <text:p text:style-name="P5"><text:s/></text:p>
        </draw:line>
        <draw:custom-shape draw:style-name="gr21" draw:text-style-name="P5" xml:id="id30" draw:id="id30" draw:layer="layout" svg:width="4.578cm" svg:height="2.032cm" draw:transform="rotate (1.56538580611371) translate (71.605cm 57.5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4" draw:layer="layout" svg:width="1.524cm" svg:height="1.276cm" svg:x="71.63cm" svg:y="53.794cm">
          <draw:text-box>
            <text:p><text:span text:style-name="T9">0</text:span></text:p>
          </draw:text-box>
        </draw:frame>
        <draw:frame draw:style-name="gr22" draw:text-style-name="P14" draw:layer="layout" svg:width="1.524cm" svg:height="1.276cm" svg:x="71.63cm" svg:y="55.794cm">
          <draw:text-box>
            <text:p><text:span text:style-name="T9">1</text:span></text:p>
          </draw:text-box>
        </draw:frame>
        <draw:line draw:style-name="gr12" draw:text-style-name="P3" draw:layer="layout" svg:x1="72.721cm" svg:y1="57.764cm" svg:x2="72.721cm" svg:y2="57.002cm">
          <text:p/>
        </draw:line>
        <draw:frame draw:style-name="gr26" draw:text-style-name="P15" draw:layer="layout" svg:width="3.415cm" svg:height="1.195cm" svg:x="71.544cm" svg:y="57.806cm">
          <draw:text-box>
            <text:p><text:span text:style-name="T10">Mtc0</text:span></text:p>
          </draw:text-box>
        </draw:frame>
        <draw:line draw:style-name="gr18" draw:text-style-name="P3" draw:layer="layout" svg:x1="69.245cm" svg:y1="54.289cm" svg:x2="71.666cm" svg:y2="54.312cm">
          <text:p text:style-name="P5"><text:s/></text:p>
        </draw:line>
        <draw:connector draw:style-name="gr41" draw:text-style-name="P5" draw:layer="layout" svg:x1="73.654cm" svg:y1="55.321cm" svg:x2="75.087cm" svg:y2="55.319cm" draw:start-shape="id30" draw:start-glue-point="5" draw:end-shape="id31" svg:d="M73654 55321h720v-2h713" svg:viewBox="0 0 1434 3">
          <text:p/>
        </draw:connector>
        <draw:connector draw:style-name="gr41" draw:text-style-name="P5" draw:layer="layout" draw:line-skew="-27.428cm" svg:x1="10.571cm" svg:y1="21.494cm" svg:x2="65.427cm" svg:y2="55.424cm" draw:start-shape="id32" draw:start-glue-point="2" draw:end-shape="id33" draw:end-glue-point="3" svg:d="M10571 21494v33930h54856" svg:viewBox="0 0 54857 33931">
          <text:p/>
        </draw:connector>
        <draw:connector draw:style-name="gr41" draw:text-style-name="P5" draw:layer="layout" draw:line-skew="-20.919cm" svg:x1="23.525cm" svg:y1="27.416cm" svg:x2="65.363cm" svg:y2="53.296cm" draw:start-shape="id34" draw:start-glue-point="3" draw:end-shape="id35" draw:end-glue-point="3" svg:d="M23525 27416v25880h41838" svg:viewBox="0 0 41839 25881">
          <text:p/>
        </draw:connector>
        <draw:custom-shape draw:style-name="gr13" draw:text-style-name="P9" xml:id="id36" draw:id="id36" draw:layer="layout" svg:width="0.508cm" svg:height="0.635cm" svg:x="50.297cm" svg:y="49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draw:line-skew="5.986cm" svg:x1="50.551cm" svg:y1="50.172cm" svg:x2="69.852cm" svg:y2="56.44cm" draw:start-shape="id36" draw:start-glue-point="8" draw:end-shape="id37" draw:end-glue-point="3" svg:d="M50551 50172v8994h19301v-2726" svg:viewBox="0 0 19302 8995">
          <text:p/>
        </draw:connector>
        <draw:connector draw:style-name="gr11" draw:text-style-name="P3" draw:layer="layout" draw:line-skew="5.01cm" svg:x1="67.975cm" svg:y1="36.242cm" svg:x2="90.721cm" svg:y2="23.954cm" draw:start-shape="id38" draw:start-glue-point="1" draw:end-shape="id39" draw:end-glue-point="3" svg:d="M67975 36242h16383v-12288h6363" svg:viewBox="0 0 22747 12289">
          <text:p/>
        </draw:connector>
        <draw:custom-shape draw:style-name="gr13" draw:text-style-name="P9" xml:id="id40" draw:id="id40" draw:layer="layout" svg:width="0.508cm" svg:height="0.635cm" svg:x="78.598cm" svg:y="44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line-skew="1.602cm" svg:x1="79.106cm" svg:y1="45.055cm" svg:x2="90.721cm" svg:y2="25.454cm" draw:start-shape="id40" draw:start-glue-point="10" draw:end-shape="id41" draw:end-glue-point="3" svg:d="M79106 45055h7411v-19601h4204" svg:viewBox="0 0 11616 19602">
          <text:p/>
        </draw:connector>
        <draw:connector draw:style-name="gr11" draw:text-style-name="P3" draw:layer="layout" draw:line-skew="2.406cm" svg:x1="81.056cm" svg:y1="55.319cm" svg:x2="90.721cm" svg:y2="26.954cm" draw:start-shape="id31" draw:start-glue-point="1" draw:end-shape="id42" draw:end-glue-point="3" svg:d="M81056 55319h7239v-28365h2426" svg:viewBox="0 0 9666 28366">
          <text:p/>
        </draw:connector>
        <draw:frame draw:style-name="gr54" draw:text-style-name="P15" draw:layer="layout" svg:width="3.556cm" svg:height="1.195cm" svg:x="90.565cm" svg:y="28.815cm">
          <draw:text-box>
            <text:p><text:span text:style-name="T10">Mfc0</text:span></text:p>
          </draw:text-box>
        </draw:frame>
        <draw:custom-shape draw:style-name="gr13" draw:text-style-name="P9" xml:id="id45" draw:id="id45" draw:layer="layout" svg:width="0.508cm" svg:height="0.635cm" svg:x="88.199cm" svg:y="26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9" xml:id="id43" draw:id="id43" draw:layer="layout" svg:width="6.638cm" svg:height="1.891cm" svg:x="82.153cm" svg:y="4.851cm">
          <draw:text-box>
            <text:p><text:span text:style-name="T14">0x8000180</text:span></text:p>
          </draw:text-box>
        </draw:frame>
        <draw:frame draw:style-name="gr54" draw:text-style-name="P15" draw:layer="layout" svg:width="3.556cm" svg:height="1.195cm" svg:x="91.724cm" svg:y="10.781cm">
          <draw:text-box>
            <text:p><text:span text:style-name="T10">PCSrc</text:span></text:p>
          </draw:text-box>
        </draw:frame>
        <draw:connector draw:style-name="gr11" draw:text-style-name="P3" draw:layer="layout" svg:x1="88.791cm" svg:y1="5.796cm" svg:x2="91.629cm" svg:y2="5.793cm" draw:start-shape="id43" draw:start-glue-point="1" draw:end-shape="id44" draw:end-glue-point="3" svg:d="M88791 5796h1419v-3h1419" svg:viewBox="0 0 2839 4">
          <text:p/>
        </draw:connector>
        <draw:connector draw:style-name="gr11" draw:text-style-name="P3" draw:layer="layout" svg:x1="88.453cm" svg:y1="26.737cm" svg:x2="91.629cm" svg:y2="7.293cm" draw:start-shape="id45" draw:start-glue-point="4" draw:end-shape="id46" draw:end-glue-point="3" svg:d="M88453 26737v-19444h3176" svg:viewBox="0 0 3177 19445">
          <text:p/>
        </draw:connector>
        <draw:connector draw:style-name="gr41" draw:text-style-name="P5" draw:layer="layout" draw:line-skew="1.899cm 31.625cm 0.21cm" svg:x1="92.74cm" svg:y1="24.816cm" svg:x2="34.026cm" svg:y2="27.168cm" draw:start-shape="id47" draw:start-glue-point="5" draw:end-shape="id48" draw:end-glue-point="3" svg:d="M92740 24816h2413v35874h-61468v-33522h341" svg:viewBox="0 0 61469 35875">
          <text:p/>
        </draw:connector>
        <draw:frame draw:style-name="gr56" draw:text-style-name="P20" xml:id="id49" draw:id="id49" draw:layer="layout" svg:width="2.159cm" svg:height="1.905cm" svg:x="1cm" svg:y="7.958cm">
          <draw:text-box>
            <text:p><text:span text:style-name="T15">Int</text:span></text:p>
          </draw:text-box>
        </draw:frame>
        <draw:connector draw:style-name="gr17" draw:text-style-name="P3" draw:layer="layout" svg:x1="3.159cm" svg:y1="8.91cm" svg:x2="35.491cm" svg:y2="9.982cm" draw:start-shape="id49" draw:start-glue-point="1" draw:end-shape="id50" draw:end-glue-point="4" svg:d="M3159 8910h32332v1072" svg:viewBox="0 0 32333 1073">
          <text:p/>
        </draw:connector>
        <draw:frame draw:style-name="gr22" draw:text-style-name="P21" xml:id="id51" draw:id="id51" draw:layer="layout" svg:width="3.556cm" svg:height="1.276cm" svg:x="37.322cm" svg:y="7.858cm">
          <draw:text-box>
            <text:p><text:span text:style-name="T16">Status</text:span></text:p>
          </draw:text-box>
        </draw:frame>
        <draw:connector draw:style-name="gr11" draw:text-style-name="P3" draw:layer="layout" svg:x1="39.1cm" svg:y1="9.134cm" svg:x2="36.978cm" svg:y2="10.614cm" draw:start-shape="id51" draw:start-glue-point="2" draw:end-shape="id50" draw:end-glue-point="11" svg:d="M39100 9134v1480h-2122" svg:viewBox="0 0 2123 1481">
          <text:p/>
        </draw:connector>
        <draw:custom-shape draw:style-name="gr13" draw:text-style-name="P9" xml:id="id52" draw:id="id52" draw:layer="layout" svg:width="0.508cm" svg:height="0.635cm" svg:x="78.599cm" svg:y="39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3" draw:layer="layout" svg:x1="78.853cm" svg:y1="39.737cm" svg:x2="78.887cm" svg:y2="37.39cm" draw:start-shape="id52" draw:start-glue-point="4" svg:d="M78853 39737v-1424h34v-923" svg:viewBox="0 0 35 2348">
          <text:p/>
        </draw:connector>
        <draw:frame draw:style-name="gr58" draw:text-style-name="P21" xml:id="id53" draw:id="id53" draw:layer="layout" svg:width="4.561cm" svg:height="1.323cm" svg:x="38.617cm" svg:y="13.214cm">
          <draw:text-box>
            <text:p><text:span text:style-name="T16">Overflow</text:span></text:p>
          </draw:text-box>
        </draw:frame>
        <draw:line draw:style-name="gr12" draw:text-style-name="P3" xml:id="id54" draw:id="id54" draw:layer="layout" svg:x1="59.166cm" svg:y1="17.764cm" svg:x2="59.166cm" svg:y2="16.875cm">
          <text:p/>
        </draw:line>
        <draw:line draw:style-name="gr12" draw:text-style-name="P3" draw:layer="layout" svg:x1="45.704cm" svg:y1="14.513cm" svg:x2="45.704cm" svg:y2="13.319cm">
          <text:p/>
        </draw:line>
        <draw:connector draw:style-name="gr41" draw:text-style-name="P5" draw:layer="layout" draw:line-skew="8.019cm" svg:x1="43.178cm" svg:y1="13.875cm" svg:x2="59.166cm" svg:y2="16.875cm" draw:start-shape="id53" draw:start-glue-point="1" draw:end-shape="id54" draw:end-glue-point="0" svg:d="M43178 13875h15988v3000" svg:viewBox="0 0 15989 3001">
          <text:p/>
        </draw:connector>
        <draw:line draw:style-name="gr11" draw:text-style-name="P3" draw:layer="layout" svg:x1="38.541cm" svg:y1="13.827cm" svg:x2="36.941cm" svg:y2="13.8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6.52cm" fo:page-height="62.7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8-12-15T23:48:03.582851736</dc:date>
    <meta:editing-duration>P1DT2H34M</meta:editing-duration>
    <meta:editing-cycles>73</meta:editing-cycles>
    <meta:generator>LibreOffice/6.0.6.2$Linux_X86_64 LibreOffice_project/00m0$Build-2</meta:generator>
    <meta:document-statistic meta:object-count="268"/>
  </office:meta>
</office:document-meta>
</file>